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94c78" officeooo:paragraph-rsid="00174645"/>
    </style:style>
    <style:style style:name="P2" style:family="paragraph" style:parent-style-name="Text_20_body">
      <style:text-properties officeooo:rsid="0017ba27" officeooo:paragraph-rsid="0020ef4b"/>
    </style:style>
    <style:style style:name="P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paragraph-rsid="001ef753" style:text-blinking="false" fo:background-color="transparent"/>
    </style:style>
    <style:style style:name="P4" style:family="paragraph" style:parent-style-name="Text_20_body">
      <style:text-properties officeooo:rsid="001b9d34" officeooo:paragraph-rsid="001b9d34"/>
    </style:style>
    <style:style style:name="P5" style:family="paragraph" style:parent-style-name="Text_20_body">
      <style:text-properties officeooo:paragraph-rsid="001ef753"/>
    </style:style>
    <style:style style:name="P6" style:family="paragraph" style:parent-style-name="Text_20_body">
      <style:text-properties officeooo:rsid="0022b3bd" officeooo:paragraph-rsid="0022b3bd"/>
    </style:style>
    <style:style style:name="P7" style:family="paragraph" style:parent-style-name="Text_20_body">
      <style:text-properties officeooo:rsid="0022b3bd" officeooo:paragraph-rsid="00248606"/>
    </style:style>
    <style:style style:name="P8" style:family="paragraph" style:parent-style-name="Text_20_body">
      <style:text-properties officeooo:rsid="00237748" officeooo:paragraph-rsid="00237748"/>
    </style:style>
    <style:style style:name="P9" style:family="paragraph" style:parent-style-name="Text_20_body">
      <style:text-properties officeooo:rsid="00265e62" officeooo:paragraph-rsid="00265e62"/>
    </style:style>
    <style:style style:name="P10" style:family="paragraph" style:parent-style-name="Text_20_body">
      <style:text-properties officeooo:rsid="00291917" officeooo:paragraph-rsid="00291917"/>
    </style:style>
    <style:style style:name="P11" style:family="paragraph" style:parent-style-name="Title">
      <style:text-properties officeooo:rsid="00094c78" officeooo:paragraph-rsid="00174645"/>
    </style:style>
    <style:style style:name="P12" style:family="paragraph" style:parent-style-name="Subtitle">
      <style:text-properties officeooo:rsid="00196064" officeooo:paragraph-rsid="00196064"/>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5" style:family="paragraph" style:parent-style-name="Text_20_body">
      <style:paragraph-properties fo:margin-top="0cm" fo:margin-bottom="0cm" loext:contextual-spacing="false" fo:line-height="138%" style:writing-mode="lr-tb"/>
    </style:style>
    <style:style style:name="P16" style:family="paragraph" style:parent-style-name="Text_20_body" style:list-style-name="L1"/>
    <style:style style:name="P17" style:family="paragraph" style:parent-style-name="Text_20_body" style:list-style-name="L2">
      <style:text-properties officeooo:rsid="001ef753" officeooo:paragraph-rsid="001ef753"/>
    </style:style>
    <style:style style:name="P18" style:family="paragraph" style:parent-style-name="Text_20_body">
      <style:text-properties officeooo:rsid="002aa87e" officeooo:paragraph-rsid="002aa87e"/>
    </style:style>
    <style:style style:name="P19" style:family="paragraph" style:parent-style-name="Text_20_body">
      <style:text-properties officeooo:paragraph-rsid="002aa87e"/>
    </style:style>
    <style:style style:name="P20" style:family="paragraph" style:parent-style-name="Text_20_body">
      <style:text-properties officeooo:rsid="002baa60" officeooo:paragraph-rsid="002e697e"/>
    </style:style>
    <style:style style:name="P21" style:family="paragraph" style:parent-style-name="Text_20_body">
      <style:text-properties officeooo:paragraph-rsid="002e697e"/>
    </style:style>
    <style:style style:name="P22" style:family="paragraph" style:parent-style-name="Text_20_body">
      <style:text-properties officeooo:rsid="002e8e0f" officeooo:paragraph-rsid="0031b9ca"/>
    </style:style>
    <style:style style:name="P23" style:family="paragraph" style:parent-style-name="Text_20_body">
      <style:text-properties officeooo:paragraph-rsid="002e8e0f"/>
    </style:style>
    <style:style style:name="P24" style:family="paragraph" style:parent-style-name="Heading_20_1">
      <style:text-properties officeooo:rsid="002aa87e" officeooo:paragraph-rsid="002aa87e"/>
    </style:style>
    <style:style style:name="P25" style:family="paragraph" style:parent-style-name="Heading_20_3">
      <style:text-properties officeooo:rsid="00237748"/>
    </style:style>
    <style:style style:name="P26" style:family="paragraph" style:parent-style-name="Heading_20_2">
      <style:text-properties officeooo:rsid="00248606" officeooo:paragraph-rsid="00248606"/>
    </style:style>
    <style:style style:name="P27" style:family="paragraph" style:parent-style-name="Heading_20_2">
      <style:text-properties officeooo:rsid="002aa87e" officeooo:paragraph-rsid="002aa87e"/>
    </style:style>
    <style:style style:name="P28" style:family="paragraph" style:parent-style-name="Heading_20_2">
      <style:text-properties officeooo:rsid="002baa60" officeooo:paragraph-rsid="002baa60"/>
    </style:style>
    <style:style style:name="T1" style:family="text">
      <style:text-properties officeooo:rsid="001a5ed5"/>
    </style:style>
    <style:style style:name="T2" style:family="text">
      <style:text-properties officeooo:rsid="001b9d34"/>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7" style:family="text">
      <style:text-properties officeooo:rsid="00265e62"/>
    </style:style>
    <style:style style:name="T8" style:family="text">
      <style:text-properties officeooo:rsid="0029c3ee"/>
    </style:style>
    <style:style style:name="T9" style:family="text">
      <style:text-properties officeooo:rsid="002aa87e"/>
    </style:style>
    <style:style style:name="T10" style:family="text">
      <style:text-properties officeooo:rsid="002e697e"/>
    </style:style>
    <style:style style:name="T11" style:family="text">
      <style:text-properties officeooo:rsid="0030ca6d"/>
    </style:style>
    <style:style style:name="T12" style:family="text">
      <style:text-properties officeooo:rsid="003171eb"/>
    </style:style>
    <style:style style:name="T13" style:family="text">
      <style:text-properties officeooo:rsid="0031b9ca"/>
    </style:style>
    <style:style style:name="T14" style:family="text">
      <style:text-properties officeooo:rsid="0033150d"/>
    </style:style>
    <style:style style:name="T15" style:family="text">
      <style:text-properties officeooo:rsid="0020ef4b"/>
    </style:style>
    <style:style style:name="T16" style:family="text">
      <style:text-properties officeooo:rsid="0023774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yecto <text:span text:style-name="T14">Vue</text:span>nsplash<text:span text:style-name="T14">it</text:span></text:p>
      <text:p text:style-name="P12">Documento de <text:span text:style-name="T9">Análisis y Diseño</text:span></text:p>
      <text:p text:style-name="P1"/>
      <text:h text:style-name="P24" text:outline-level="1">Análisis del Sistema</text:h>
      <text:h text:style-name="P27" text:outline-level="2">Interpretación de los requerimientos</text:h>
      <text:p text:style-name="P18">Lo solicitado en los requerimientos se puede sintetizar como la necesidad de una pequeña aplicación web que permita lanzar búsquedas paginadas al API público de Unsplash.com</text:p>
      <text:p text:style-name="P19"/>
      <text:p text:style-name="P19"/>
      <text:h text:style-name="P28" text:outline-level="2">Análisis de la API</text:h>
      <text:p text:style-name="P21"><text:span text:style-name="T10">El uso de la API está bien documentado en el sitio web Unsplash.com. Este proveedor de imágenes impone algunas restricciones para el uso gratuito de los recursos que expone en Internet. Estas restricciones están recogidas en el documento Unsplash API Guidelines que se puede consultar en la URL </text:span><text:a xlink:type="simple" xlink:href="https://help.unsplash.com/en/articles/2511245-unsplash-api-guidelines" text:style-name="Internet_20_link" text:visited-style-name="Visited_20_Internet_20_Link"><text:span text:style-name="T10">https://help.unsplash.com/en/articles/2511245-unsplash-api-guidelines</text:span></text:a><text:span text:style-name="T10">. Uno de los requisitos primordiales es no utilizar el nombre de la marca directamente, por lo que el proyecto que nos ocupa será renombrado como Vuensplashit y todos los entregables serán reidentificados bajo esta denominación.</text:span></text:p>
      <text:p text:style-name="P22">La documentación de la API dice que la aplicación inicialmente permitirá un pequeño número de consultas por hora (hasta un máximo de 50 <text:span text:style-name="T12">en el modo demo – no aprobado para producción</text:span>), por lo que <text:span text:style-name="T11">se identifica</text:span> una limitante de funcionamiento de la aplicación que se debe manejar a lo largo de la interacción de un usuario con su interfaz de usuario. <text:span text:style-name="T13">Del mismo modo, todas las imágenes mostradas por la aplicación deben ser acreditadas al fotógrafo que publicó la imagen y a Unsplash.com como origen de la publicación. Estas situaciones conforman nuevos requerimientos no funcionales.</text:span></text:p>
      <text:p text:style-name="P23"/>
      <text:p text:style-name="P20"/>
      <text:h text:style-name="Heading_20_3" text:outline-level="3">Requerimiento<text:span text:style-name="T1">s</text:span> <text:span text:style-name="T1">funcionales </text:span>mínimo<text:span text:style-name="T1">s:</text:span></text:h>
      <text:list xml:id="list427595526" text:style-name="L1">
        <text:list-item>
          <text:p text:style-name="P16">Contar con un campo de texto, para poder realizar la búsqueda por palabras claves.</text:p>
        </text:list-item>
        <text:list-item>
          <text:p text:style-name="P16">Listar las imágenes resultantes de las búsquedas.</text:p>
        </text:list-item>
        <text:list-item>
          <text:p text:style-name="P16">Posibilidad de seleccionar las imágenes, y almacenarlas.</text:p>
        </text:list-item>
        <text:list-item>
          <text:p text:style-name="P16">Poder copiar al portapapeles las direcciones URL de las imágenes seleccionadas.</text:p>
        </text:list-item>
      </text:list>
      <text:h text:style-name="P25" text:outline-level="3"><text:soft-page-break/></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weight="normal" officeooo:rsid="00174645" style:font-weight-asian="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6T09:27:54.322873893</meta:creation-date>
    <dc:date>2020-06-26T23:56:10.127654185</dc:date>
    <meta:editing-duration>PT3H55M1S</meta:editing-duration>
    <meta:editing-cycles>25</meta:editing-cycles>
    <meta:generator>LibreOffice/6.1.5.2$Linux_X86_64 LibreOffice_project/10$Build-2</meta:generator>
    <meta:document-statistic meta:table-count="0" meta:image-count="0" meta:object-count="0" meta:page-count="2" meta:paragraph-count="13" meta:word-count="269" meta:character-count="1781" meta:non-whitespace-character-count="1528"/>
  </office:meta>
</office:document-meta>
</file>